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ick Sturza</text:span></text:p>
      <text:p text:style-name="P1"><text:span text:style-name="T1">CNE 370</text:span></text:p>
      <text:p text:style-name="P1"><text:span text:style-name="T1">FAQ</text:span></text:p>
      <text:p text:style-name="P1"><text:span text:style-name="T2"/></text:p>
      <text:p text:style-name="P1"><text:span text:style-name="T3">Docker maxscale </text:span></text:p>
      <text:p text:style-name="P1"><text:span text:style-name="T4">Maxscale is not working. I use command ```docker-compose up``` and I get "Access denied for user 'maxuser'@'172.18.0.5' (using password: YES)" on repeat.</text:span></text:p>
      <text:p text:style-name="P1"><text:span text:style-name="T4">Have you looked at what the terminal spits out during docker-compose up</text:span></text:p>
      <text:p text:style-name="P2"><text:span text:style-name="T4"><text:tab/><text:tab/>-yes and I noticed this command ```</text:span><text:span text:style-name="T5">mysqld --log-bin=mariadb-bin --binlog-format=ROW --server-id=3000``` so i typed it in and got </text:span></text:p>
      <text:p text:style-name="P2"><text:span text:style-name="T5"><text:tab/>022-03-03 17:35:19 0 [Note] mysqld (mysqld 10.5.15-MariaDB-0ubuntu0.21.10.1-log) <text:tab/>starting as process 27574 ...2022-03-03 17:35:19 0 [Warning] Can't create test file <text:tab/>/var/lib/mysql/rick-Lubuntu1.lower-testmysqld: Can't change dir to '/var/lib/mysql/' <text:tab/>(Errcode: 2 "No such file or directory")2022-03-03 17:35:19 0 [ERROR] Aborting</text:span></text:p>
      <text:p text:style-name="P2"><text:span text:style-name="T5"><text:tab/>So I created a directory of '/var/lib/mysql. However this did not fix my issue.</text:span><text:span text:style-name="T6"/></text:p>
      <text:p text:style-name="P3"><text:span text:style-name="T7">Did you pull Docker Maxscale from the correct github? <text:tab/></text:span></text:p>
      <text:p text:style-name="P3"><text:span text:style-name="T7"><text:tab/><text:tab/>- yes</text:span></text:p>
      <text:p text:style-name="P3"><text:span text:style-name="T8">Have you tried to repull Maxscale from github into a different location on you VM?</text:span></text:p>
      <text:p text:style-name="P3"><text:span text:style-name="T8"><text:tab/><text:tab/>-yes, I created a new directory called Maxscale2 </text:span></text:p>
      <text:p text:style-name="P3"><text:span text:style-name="T8">Have you tried cloning a new VM and starting over?</text:span></text:p>
      <text:p text:style-name="P3"><text:span text:style-name="T8"><text:tab/><text:tab/>-yes</text:span><text:span text:style-name="T9"/></text:p>
      <text:p text:style-name="P3"><text:span text:style-name="T9">Did you make sure you have mysql and mariadb installed?</text:span></text:p>
      <text:p text:style-name="P3"><text:span text:style-name="T9"><text:tab/><text:tab/>-yes, I also reinstalled both just in case.</text:span></text:p>
      <text:p text:style-name="P3"><text:span text:style-name="T9">Is mariadb running? can you connect to it?<text:s text:c="4"/><text:tab/><text:tab/><text:tab/></text:span></text:p>
      <text:p text:style-name="P3"><text:span text:style-name="T9"><text:tab/><text:tab/>-Yes, mariadb is running however I cannot connect to mysql after, I use<text:s text:c="2"/>command ```sudo docker exec -it maxscale_master_1 /bin/bash``` which seems to work but when I try to access mysql with command ```mysql -umaxuser -pmaxpwd -P 4001 test```<text:s text:c="2"/>which gave me "ERROR 1045 (28000): Access denied for user 'maxuser'@'localhost' (using password: YES)". I then tried ```mysql -umaxuser -pmaxpwd -P 4001 test```<text:s/></text:span><text:span text:style-name="T10">and got "WARNING: Forcing protocol to<text:s text:c="2"/>TCP<text:s text:c="2"/>due to option specification. Please explicitly state intended protocol. ERROR 2002 (HY000): Can't connect to server on 'localhost' (99)"</text:span></text:p>
      <text:p text:style-name="P3"><text:span text:style-name="T10">Have you tried looking through the configuration files?</text:span></text:p>
      <text:p text:style-name="P3"><text:span text:style-name="T10"><text:tab/><text:tab/>-yes, I looked at docker-compose.yml, example.cnf, user.sql and replication.sql. The user name and user passwords all checked out.</text:span></text:p>
      <text:p text:style-name="P3"><text:span text:style-name="T10">does the user have root permissions?</text:span></text:p>
      <text:p text:style-name="P3"><text:span text:style-name="T10"><text:tab/><text:tab/>-yes, I made sure of this with ```sudo usermod -G root rick```</text:span></text:p>
      <text:p text:style-name="P3"><text:span text:style-name="T11"/></text:p>
      <text:p text:style-name="P3"><text:span text:style-name="T12"/></text:p>
      <text:p text:style-name="P3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